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5pt"/>
    </style:style>
    <style:style style:name="co2" style:family="table-column">
      <style:table-column-properties fo:break-before="auto" style:column-width="181.39pt"/>
    </style:style>
    <style:style style:name="co3" style:family="table-column">
      <style:table-column-properties fo:break-before="auto" style:column-width="151.74pt"/>
    </style:style>
    <style:style style:name="co4" style:family="table-column">
      <style:table-column-properties fo:break-before="auto" style:column-width="167.75pt"/>
    </style:style>
    <style:style style:name="co5" style:family="table-column">
      <style:table-column-properties fo:break-before="auto" style:column-width="266.5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29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21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ESP32-PoE_Rev_I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,R11,R12,R1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4,R46,R4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20,R2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,R6,R8,R14,R15,R31,R35,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42k/1%/1/16W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k/R2512</text:p>
          </table:table-cell>
          <table:table-cell office:value-type="string" calcext:value-type="string">
            <text:p>R_2512_MM_DWS</text:p>
          </table:table-cell>
          <table:table-cell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23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4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2,R18,R19,R25,R32,R36,</text:p>
            <text:p>R37,R39,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2,R1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,C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nF/16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,C11,C14,C15,C16,C1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/100V/10%/X7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2,C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uF/100V/20%/RM2.5/</text:p>
            <text:p>6.3x11mm(Farnell:1281844)</text:p>
          </table:table-cell>
          <table:table-cell office:value-type="string" calcext:value-type="string">
            <text:p>CPOL-RM2.5mm_</text:p>
            <text:p>6.3x11mm_PTH</text:p>
          </table:table-cell>
          <table:table-cell office:value-type="string" calcext:value-type="string">
            <text:p>C2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6,C7,C9,C10,C1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3,C2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70uF/10V/20%/Low_ESR/</text:p>
            <text:p>RM2.5/6.0x11mm</text:p>
          </table:table-cell>
          <table:table-cell office:value-type="string" calcext:value-type="string">
            <text:p>CPOL-RM2.5mm_</text:p>
            <text:p>6.3x11mm_PTH</text:p>
          </table:table-cell>
          <table:table-cell office:value-type="string" calcext:value-type="string">
            <text:p>C25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=72mR/20%/</text:p>
            <text:p>3.00x3.00x1.50mm/</text:p>
            <text:p>CD32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3uH/2.1A/DCR=0.1R/20%/</text:p>
            <text:p>DBS135(PD3316MT330)</text:p>
          </table:table-cell>
          <table:table-cell office:value-type="string" calcext:value-type="string">
            <text:p>DBS135</text:p>
          </table:table-cell>
          <table:table-cell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3,L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N5819S4(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,D6,D7,D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S510/100V/5A/0.85V/DO214AB(SMC)</text:p>
          </table:table-cell>
          <table:table-cell office:value-type="string" calcext:value-type="string">
            <text:p>DO214AB(SMC)_1(K)-2(A)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1,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J58A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ACT1,CHR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UN2211LT1G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PS2375PW(TSSOP-8)</text:p>
          </table:table-cell>
          <table:table-cell table:style-name="ce5" office:value-type="string" calcext:value-type="string">
            <text:p>TSSOP-8_Pitch-0.65mm_</text:p>
            <text:p>Dimensions-4.40x3.00x1.20mm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</text:p>
            <text:p>0.90mm_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4138(ESOIC-8)</text:p>
          </table:table-cell>
          <table:table-cell office:value-type="string" calcext:value-type="string">
            <text:p>ESOIC-8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DS314DBVR(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VS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FC-9P-1.7H(ATFFS150A01BR016)</text:p>
          </table:table-cell>
          <table:table-cell office:value-type="string" calcext:value-type="string">
            <text:p>uSD(TFC-9P-1.xH</text:p>
            <text:p>(ATFFS150A01BR016))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P-003TC1(LPJ4112CNL)</text:p>
          </table:table-cell>
          <table:table-cell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table:style-name="ce5"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S(HN1x10)</text:p>
          </table:table-cell>
          <table:table-cell office:value-type="string" calcext:value-type="string">
            <text:p>HN1x10</text:p>
          </table:table-cell>
          <table:table-cell office:value-type="string" calcext:value-type="string">
            <text:p>EXT2,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BAT_SENS_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GG0402052R542P)</text:p>
          </table:table-cell>
          <table:table-cell office:value-type="string" calcext:value-type="string">
            <text:p>D_0402_5MIL_DWS</text:p>
          </table:table-cell>
          <table:table-cell office:value-type="string" calcext:value-type="string">
            <text:p>TVS2,TVS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4,R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/R0603)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0pF/100V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6</text:p>
          </table:table-cell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10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1-12-2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3">00/00/0000</text:date>, <text:time style:data-style-name="N2" text:time-value="09:28:52.558140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3T11:15:10.397065377</dc:date>
    <meta:editing-duration>PT7H28S</meta:editing-duration>
    <meta:editing-cycles>73</meta:editing-cycles>
    <meta:generator>LibreOffice/5.1.6.2$Linux_X86_64 LibreOffice_project/10m0$Build-2</meta:generator>
    <meta:document-statistic meta:table-count="1" meta:cell-count="284" meta:object-count="0"/>
  </office:meta>
</office:document-meta>
</file>